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 style:list-style-name="L3">
      <style:paragraph-properties fo:line-height="100%" fo:text-align="start" style:justify-single-word="false"/>
    </style:style>
    <style:style style:name="P6" style:family="paragraph" style:parent-style-name="Standard" style:list-style-name="L4">
      <style:paragraph-properties fo:line-height="100%" fo:text-align="start" style:justify-single-word="false"/>
    </style:style>
    <style:style style:name="P7" style:family="paragraph" style:parent-style-name="Standard" style:list-style-name="L5">
      <style:paragraph-properties fo:line-height="100%" fo:text-align="start" style:justify-single-word="false"/>
    </style:style>
    <style:style style:name="P8" style:family="paragraph" style:parent-style-name="Standard" style:list-style-name="L6">
      <style:paragraph-properties fo:line-height="100%" fo:text-align="start" style:justify-single-word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</text:p>
      <text:p text:style-name="P1">Date:<text:tab/><text:tab/>17 May</text:p>
      <text:p text:style-name="P1">Time:<text:tab/><text:tab/>9:35 – 10:10</text:p>
      <text:p text:style-name="P1">Location:<text:tab/><text:tab/>Grouproom 3207</text:p>
      <text:p text:style-name="P1">Leader:<text:tab/><text:tab/>Teodor Ostwald</text:p>
      <text:p text:style-name="P1">Attending:<text:tab/><text:tab/>Everyone</text:p>
      <text:p text:style-name="P1"/>
      <text:list xml:id="list29471029" text:style-name="L1">
        <text:list-item>
          <text:p text:style-name="P2">Objectives, resolve issues preventing the team to continue</text:p>
        </text:list-item>
      </text:list>
      <text:p text:style-name="P1">Possibly recreational distractions.</text:p>
      <text:p text:style-name="P1"/>
      <text:list xml:id="list29480509" text:style-name="L2">
        <text:list-item>
          <text:p text:style-name="P3">Reports from previous meetings</text:p>
        </text:list-item>
      </text:list>
      <text:p text:style-name="P1">Intro film is implemented.</text:p>
      <text:p text:style-name="P1">Start menu layout has been improved.</text:p>
      <text:p text:style-name="P1">Battle log has been scrapped though the map constants are done.</text:p>
      <text:p text:style-name="P1">Territory names are added.</text:p>
      <text:p text:style-name="P1"/>
      <text:list xml:id="list29476415" text:style-name="L3">
        <text:list-item>
          <text:p text:style-name="P5"><text:span text:style-name="T2">Discussion items</text:span><text:span text:style-name="T1"> (how do we do...? What to do...? Why is...?)</text:span></text:p>
        </text:list-item>
      </text:list>
      <text:p text:style-name="P1">Color chooser minimizes the game.</text:p>
      <text:p text:style-name="P1">Buttons are too large.</text:p>
      <text:p text:style-name="P1">Visual improvments on the map view.</text:p>
      <text:p text:style-name="P1"/>
      <text:list xml:id="list29478208" text:style-name="L4">
        <text:list-item>
          <text:p text:style-name="P6"><text:span text:style-name="T2">Outcomes and assignments</text:span><text:span text:style-name="T1"> (It's decided that... Leaf should... CK should do...)</text:span></text:p>
        </text:list-item>
      </text:list>
      <text:p text:style-name="P1">Markus will try and fix the colorChooser issue.</text:p>
      <text:p text:style-name="P1">Teodor will try and redesign the buttons.</text:p>
      <text:p text:style-name="P1">Emil will lay the finishing touches to the map.</text:p>
      <text:p text:style-name="P1"/>
      <text:list xml:id="list29464231" text:style-name="L5">
        <text:list-item>
          <text:p text:style-name="P7"><text:span text:style-name="T2">Other points of discussion</text:span><text:span text:style-name="T1"> (ideas, issues from group members)</text:span></text:p>
        </text:list-item>
      </text:list>
      <text:p text:style-name="P1">Nothing.</text:p>
      <text:p text:style-name="P1"/>
      <text:list xml:id="list29471977" text:style-name="L6">
        <text:list-item>
          <text:p text:style-name="P8"><text:span text:style-name="T2">Wrap up</text:span><text:span text:style-name="T1"> (unsolved... next meeting... )</text:span></text:p>
        </text:list-item>
      </text:list>
      <text:p text:style-name="P1"/>
      <text:p text:style-name="P1">Next meeting will maybe be he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7T10:41:08.68</dc:date>
    <dc:creator>Karl-Agnes Hesusson</dc:creator>
    <meta:generator>OpenOffice.org/3.3$Win32 OpenOffice.org_project/330m20$Build-9567</meta:generator>
    <meta:editing-duration>PT2H31M30S</meta:editing-duration>
    <meta:editing-cycles>11</meta:editing-cycles>
    <meta:document-statistic meta:table-count="0" meta:image-count="0" meta:object-count="0" meta:page-count="1" meta:paragraph-count="25" meta:word-count="145" meta:character-count="890"/>
  </office:meta>
</office:document-meta>
</file>